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weight="bold"/>
    </style:style>
    <style:style style:name="P4" style:family="paragraph" style:parent-style-name="Text_20_body">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Text_20_body">
      <style:paragraph-properties fo:margin-top="0cm" fo:margin-bottom="0cm" loext:contextual-spacing="false" fo:text-align="center" style:justify-single-word="false"/>
    </style:style>
    <style:style style:name="P7" style:family="paragraph" style:parent-style-name="Text_20_body">
      <style:paragraph-properties fo:margin-top="0cm" fo:margin-bottom="0cm" loext:contextual-spacing="false" fo:text-align="start" style:justify-single-word="false"/>
    </style:style>
    <style:style style:name="P8" style:family="paragraph" style:parent-style-name="Text_20_body">
      <style:paragraph-properties fo:margin-top="0cm" fo:margin-bottom="0cm" loext:contextual-spacing="false" fo:text-align="start" style:justify-single-word="false"/>
      <style:text-properties fo:language="en" fo:country="US"/>
    </style:style>
    <style:style style:name="P9" style:family="paragraph" style:parent-style-name="Text_20_body">
      <style:paragraph-properties fo:margin-top="0cm" fo:margin-bottom="0cm" loext:contextual-spacing="false" fo:text-align="start" style:justify-single-word="false"/>
      <style:text-properties fo:language="en" fo:country="US" fo:font-weight="bold"/>
    </style:style>
    <style:style style:name="P10" style:family="paragraph" style:parent-style-name="Standard">
      <style:paragraph-properties fo:text-align="justify" style:justify-single-word="false"/>
    </style:style>
    <style:style style:name="P11" style:family="paragraph" style:parent-style-name="Text_20_body">
      <style:text-properties fo:font-weight="bold"/>
    </style:style>
    <style:style style:name="P12" style:family="paragraph" style:parent-style-name="Text_20_body">
      <style:paragraph-properties fo:text-align="start" style:justify-single-word="false"/>
      <style:text-properties fo:font-weight="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margin-top="0cm" fo:margin-bottom="0cm" loext:contextual-spacing="false" fo:text-align="center" style:justify-single-word="false"/>
    </style:style>
    <style:style style:name="P16" style:family="paragraph" style:parent-style-name="Text_20_body">
      <style:paragraph-properties fo:margin-top="0cm" fo:margin-bottom="0cm" loext:contextual-spacing="false" fo:text-align="start" style:justify-single-word="false"/>
    </style:style>
    <style:style style:name="T1" style:family="text">
      <style:text-properties fo:font-weight="bold"/>
    </style:style>
    <style:style style:name="T2" style:family="text">
      <style:text-properties fo:language="en" fo:country="US"/>
    </style:style>
    <style:style style:name="T3" style:family="text">
      <style:text-properties fo:language="en" fo:country="US" fo:font-weight="bold"/>
    </style:style>
    <style:style style:name="T4" style:family="text">
      <style:text-properties fo:font-weight="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The following resources can be used to find information about foreign exchange hedges (coberturas cambiarias in spanish), historical daily data of exchange rates, government regulation and bureaucracy related to doing business and historical data of countries: </text:span></text:p>
      <text:p text:style-name="P3"><text:bookmark text:name="yui_3_17_2_1_1624027399777_1408"/><text:bookmark text:name="yui_3_17_2_1_1624027399777_1409"/><text:bookmark text:name="yui_3_17_2_1_1624027399777_1410"/>Resource 1: Coberturas Cambiarias: Proteja su rentabilidad - Bancoldex<text:bookmark text:name="yui_3_17_2_1_1624027399777_1411"/></text:p>
      <text:section text:style-name="Sect1" text:name="yui_3_17_2_1_1624027399777_1412">
        <text:p text:style-name="P1"><text:bookmark text:name="yui_3_17_2_1_1624027399777_1413"/><text:bookmark text:name="yui_3_17_2_1_1624027399777_1414"/><text:a xlink:type="simple" xlink:href="https://issuu.com/bancoldex/docs/130812_cartilla_coberturas_cambiari" office:target-frame-name="_blank" xlink:show="new" text:style-name="Internet_20_link" text:visited-style-name="Visited_20_Internet_20_Link"><text:span text:style-name="T1">https://issuu.com/bancoldex/docs/130812_cartilla_coberturas_cambiari</text:span></text:a><text:line-break/></text:p>
      </text:section>
      <text:p text:style-name="P4">The booklet, <text:span text:style-name="T1">Coberturas Cambiarias: Proteja su rentabilidad - Bancoldex</text:span> explains in a simple way what foreign exchange hedges consist of and how they are used<text:span text:style-name="T1">. </text:span></text:p>
      <text:p text:style-name="Text_20_body"><text:span text:style-name="T1">Resource 2: Yahoo! Finance (</text:span><text:a xlink:type="simple" xlink:href="https://finance.yahoo.com/" office:target-frame-name="_blank" xlink:show="new" text:style-name="Internet_20_link" text:visited-style-name="Visited_20_Internet_20_Link"><text:span text:style-name="T1">https://finance.yahoo.com/</text:span></text:a><text:span text:style-name="T1">)</text:span> </text:p>
      <text:p text:style-name="P6"><text:a xlink:type="simple" xlink:href="https://finance.yahoo.com/" office:target-frame-name="_blank" xlink:show="new" text:style-name="Internet_20_link" text:visited-style-name="Visited_20_Internet_20_Link"><text:span text:style-name="T1">https://finance.yahoo.com/</text:span></text:a><text:span text:style-name="T1"> </text:span>&gt; Search for news, symbols and companies</text:p>
      <text:p text:style-name="P7">Yahoo! Finance is a media property that is part of Yahoo!'s network. It provides financial news, data and commentary including stock quotes, press releases, financial reports, and original content. In that resource you can find, <text:span text:style-name="T1">historical daily data of exchange rates</text:span>. </text:p>
      <text:p text:style-name="P7"/>
      <text:p text:style-name="P7">To find the desire exchange rate it is important to familiarize yourself with the standard <text:span text:style-name="T1">ISO 4217 </text:span>which delineates currency designators. You can search about  <text:span text:style-name="T1">ISO 4217</text:span> in wikipedia or directlly in <text:a xlink:type="simple" xlink:href="https://www.currency-iso.org/en/home/tables/table-a1.html" office:target-frame-name="_blank" xlink:show="new" text:style-name="Internet_20_link" text:visited-style-name="Visited_20_Internet_20_Link"><text:span text:style-name="T1">https://www.currency-iso.org/en/home/tables/table-a1.html</text:span></text:a> &gt; Downloads &gt; List one (XLS). </text:p>
      <text:p text:style-name="P7"/>
      <text:p text:style-name="P7">For example according to <text:span text:style-name="T1">ISO 4217</text:span> the code for the Colombian peso is <text:span text:style-name="T1">COP</text:span> and for the Euro is <text:span text:style-name="T1">EUR</text:span>.  Therefore if you want data of the exchange rate between the Colombian peso and the Euro you can search in <text:span text:style-name="T1">Yahoo! Finance</text:span> for the symbol <text:span text:style-name="T1">EUR/COP</text:span>. Then you click the tab <text:span text:style-name="T1">Historical Data</text:span> and select the options Show: Historical Prices, Frequency: Daily  and the desire Time Period. Finally you click <text:span text:style-name="T1">Apply </text:span>and <text:span text:style-name="T1">Download</text:span>. The extension of the file will be <text:span text:style-name="T1">.csv</text:span> (<text:span text:style-name="T1">comma-separated values</text:span>) where uses a comma to separate values. You can open this type of file using Excel or any other program that reads a text file to manipulate the data. </text:p>
      <text:p text:style-name="P7"/>
      <text:p text:style-name="P7">For the case of any exchange rate you can use the data in the column <text:span text:style-name="T1">High. </text:span>Usually financial variables are presented in a <text:span text:style-name="T1">open-high-low-close chart</text:span> (also <text:span text:style-name="T1">OHLC</text:span>)  to illustrate movements of these variables over time where the column <text:span text:style-name="T1">High </text:span>points out the high price in the specific date.</text:p>
      <text:p text:style-name="P12"/>
      <text:p text:style-name="P4"><text:span text:style-name="T1">Resource 3: Doing Business - World Bank (</text:span><text:a xlink:type="simple" xlink:href="https://www.doingbusiness.org/" office:target-frame-name="_blank" xlink:show="new" text:style-name="Internet_20_link" text:visited-style-name="Visited_20_Internet_20_Link"><text:span text:style-name="T1">https://www.doingbusiness.org/</text:span></text:a><text:span text:style-name="T1">) </text:span></text:p>
      <text:p text:style-name="P6"><text:a xlink:type="simple" xlink:href="https://www.doingbusiness.org/" office:target-frame-name="_blank" xlink:show="new" text:style-name="Internet_20_link" text:visited-style-name="Visited_20_Internet_20_Link"><text:span text:style-name="T1">https://www.doingbusiness.org/</text:span></text:a><text:span text:style-name="T1"> </text:span><text:span text:style-name="T4">&gt; Explore Data Details &gt; Select and economy &gt;  Download Profile</text:span><text:span text:style-name="T1"> </text:span></text:p>
      <text:p text:style-name="P7">The Doing Business project provides objective measures of business regulations and their enforcement across 190 economies and selected cities at the subnational and regional level where you can find reports about <text:span text:style-name="T1">government regulation and bureaucracy related to doing business</text:span></text:p>
      <text:p text:style-name="P4"/>
      <text:p text:style-name="P4"><text:span text:style-name="T1">Resource 4: World Development Indicators - World Bank (</text:span><text:a xlink:type="simple" xlink:href="https://databank.worldbank.org/source/world-development-indicators" office:target-frame-name="_blank" xlink:show="new" text:style-name="Internet_20_link" text:visited-style-name="Visited_20_Internet_20_Link"><text:span text:style-name="T1">https://databank.worldbank.org/source/world-development-indicators</text:span></text:a><text:span text:style-name="T1">) </text:span></text:p>
      <text:p text:style-name="P6"><text:soft-page-break/><text:a xlink:type="simple" xlink:href="https://databank.worldbank.org/source/world-development-indicators" office:target-frame-name="_blank" xlink:show="new" text:style-name="Internet_20_link" text:visited-style-name="Visited_20_Internet_20_Link"><text:span text:style-name="T1">https://databank.worldbank.org/source/world-development-indicators</text:span></text:a><text:span text:style-name="T1"> </text:span><text:span text:style-name="T4">&gt; choose de desire Country, Series and Time</text:span><text:span text:style-name="T1"> </text:span></text:p>
      <text:p text:style-name="P7">The World Development Indicators is a compilation of relevant, high-quality, and internationally comparable statistics about global development and the fight against poverty. The database contains 1,600 time series indicators for 217 economies and more than 40 country groups, with data for many indicators going back more than 50 years. Therefore you can find information about <text:span text:style-name="T1">historical data of countries</text:span>  like for example:</text:p>
      <text:p text:style-name="P7">  + Population</text:p>
      <text:p text:style-name="P7">  + Electric power consumption or energy consumption</text:p>
      <text:p text:style-name="P7">  + Gross domestic product (GDP) per capita growth</text:p>
      <text:p text:style-name="P7">  + Gross domestic product (GDP) based on purchasing power parity (PPP)</text:p>
      <text:p text:style-name="P7">  + Labor force with advanced education</text:p>
      <text:p text:style-name="P7">  + Fixed broadband subscriptions, individuals using the Internet or mobile cellular subscriptions</text:p>
      <text:p text:style-name="P7">  + Sum of exports and imports of goods and services as a percentage of gross domestic product (GDP)</text:p>
      <text:p text:style-name="P5"><text:span text:style-name="T2"/></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9:43:46.393612398</dc:date>
    <meta:editing-duration>PT41M5S</meta:editing-duration>
    <meta:editing-cycles>17</meta:editing-cycles>
    <meta:generator>LibreOffice/6.4.7.2$Linux_X86_64 LibreOffice_project/40$Build-2</meta:generator>
    <meta:document-statistic meta:table-count="0" meta:image-count="0" meta:object-count="0" meta:page-count="2" meta:paragraph-count="23" meta:word-count="527" meta:character-count="3680" meta:non-whitespace-character-count="3145"/>
  </office:meta>
</office:document-meta>
</file>